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.0417in" style:contextual-spacing="false"/>
      <style:text-properties style:font-name="Calibri" officeooo:paragraph-rsid="001b4bb8" style:font-name-complex="Calibri"/>
    </style:style>
    <style:style style:name="P2" style:family="paragraph" style:parent-style-name="Standard">
      <style:paragraph-properties fo:margin-top="0in" fo:margin-bottom="0.0417in" style:contextual-spacing="false"/>
      <style:text-properties style:font-name="Calibri" officeooo:paragraph-rsid="001b4bb8" style:language-asian="en" style:country-asian="US" style:font-name-complex="Calibri"/>
    </style:style>
    <style:style style:name="P3" style:family="paragraph" style:parent-style-name="Standard">
      <style:paragraph-properties fo:margin-top="0in" fo:margin-bottom="0.0417in" style:contextual-spacing="false"/>
      <style:text-properties officeooo:paragraph-rsid="001b4bb8"/>
    </style:style>
    <style:style style:name="P4" style:family="paragraph" style:parent-style-name="Text_20_body" style:list-style-name="L1"/>
    <style:style style:name="T1" style:family="text">
      <style:text-properties style:font-name="Calibri" fo:font-style="normal" fo:font-weight="bold" style:font-style-asian="normal" style:font-weight-asian="bold" style:font-name-complex="Calibri" style:font-size-complex="12pt" style:font-style-complex="normal"/>
    </style:style>
    <style:style style:name="T2" style:family="text">
      <style:text-properties style:font-name="Calibri" fo:font-weight="bold" style:font-weight-asian="bold" style:font-name-complex="Calibri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style:language-asian="en" style:country-asian="US" style:font-name-complex="Calibri"/>
    </style:style>
    <style:style style:name="T5" style:family="text">
      <style:text-properties style:font-name="Calibri" style:language-asian="en" style:country-asian="US" style:font-name-complex="Calibri"/>
    </style:style>
    <style:style style:name="T6" style:family="text">
      <style:text-properties fo:color="#000000" loext:opacity="100%" style:font-name="Calibri" style:font-name-asian="Arial" style:font-name-complex="Calibri"/>
    </style:style>
    <style:style style:name="T7" style:family="text">
      <style:text-properties style:language-asian="en" style:country-asian="US"/>
    </style:style>
    <style:style style:name="T8" style:family="text">
      <style:text-properties officeooo:rsid="001b4bb8" style:language-asian="en" style:country-asian="US"/>
    </style:style>
    <style:style style:name="T9" style:family="text">
      <style:text-properties fo:color="#c9211e" loext:opacity="100%" style:language-asian="en" style:country-asian="US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bookmark text:name="__RefHeading__357_1760576154"/><text:span text:style-name="Emphasis">Admin View Functionality: </text:span></text:p>
      <text:p text:style-name="Text_20_body"><text:span text:style-name="T8">A</text:span><text:span text:style-name="T7">dmin functional requirements for an online cab booking system:</text:span></text:p>
      <text:list text:style-name="L1">
        <text:list-item>
          <text:p text:style-name="P4">User Management:</text:p>
          <text:list>
            <text:list-item>
              <text:p text:style-name="P4">Admin should be able to create and manage user accounts, including drivers and customers.</text:p>
            </text:list-item>
            <text:list-item>
              <text:p text:style-name="P4">Admin should have the ability to modify user profiles, reset passwords, and deactivate accounts when necessary.</text:p>
            </text:list-item>
          </text:list>
        </text:list-item>
        <text:list-item>
          <text:p text:style-name="P4">Driver Management:</text:p>
          <text:list>
            <text:list-item>
              <text:p text:style-name="P4">Admin should be able to onboard and manage drivers, including verifying their documents and credentials.</text:p>
            </text:list-item>
            <text:list-item>
              <text:p text:style-name="P4">Admin should have the ability to set driver availability status and manage driver ratings and reviews.</text:p>
            </text:list-item>
          </text:list>
        </text:list-item>
        <text:list-item>
          <text:p text:style-name="P4">Vehicle Management:</text:p>
          <text:list>
            <text:list-item>
              <text:p text:style-name="P4">Admin should be able to register and manage the fleet of vehicles available for booking.</text:p>
            </text:list-item>
            <text:list-item>
              <text:p text:style-name="P4">Admin should have the ability to track vehicle details, including registration, insurance, and maintenance.</text:p>
            </text:list-item>
          </text:list>
        </text:list-item>
        <text:list-item>
          <text:p text:style-name="P4">Booking Management:</text:p>
          <text:list>
            <text:list-item>
              <text:p text:style-name="P4">Admin should have access to a dashboard that displays all active and past bookings.</text:p>
            </text:list-item>
            <text:list-item>
              <text:p text:style-name="P4">Admin should be able to view and manage booking details, including pickup and drop-off locations, fare calculation, and payment status.</text:p>
            </text:list-item>
          </text:list>
        </text:list-item>
        <text:list-item>
          <text:p text:style-name="P4">Pricing and Fare Management:</text:p>
          <text:list>
            <text:list-item>
              <text:p text:style-name="P4">Admin should be able to set and manage pricing models, including base fares, per-kilometer rates, and surge pricing.</text:p>
            </text:list-item>
            <text:list-item>
              <text:p text:style-name="P4">Admin should have the ability to adjust pricing based on factors like time of day, location, and demand.</text:p>
            </text:list-item>
          </text:list>
        </text:list-item>
        <text:list-item>
          <text:p text:style-name="P4">Payment Management:</text:p>
          <text:list>
            <text:list-item>
              <text:p text:style-name="P4">Admin should be able to manage payment methods and financial transactions.</text:p>
            </text:list-item>
            <text:list-item>
              <text:p text:style-name="P4">Admin should have the ability to process payments, handle refunds, and resolve payment-related issues.</text:p>
            </text:list-item>
          </text:list>
        </text:list-item>
        <text:list-item>
          <text:p text:style-name="P4">Reporting and Analytics:</text:p>
          <text:list>
            <text:list-item>
              <text:p text:style-name="P4">Admin should be able to access various reports and analytics related to bookings, revenue, driver performance, and customer behavior.</text:p>
            </text:list-item>
            <text:list-item>
              <text:p text:style-name="P4">Admin should have the ability to export and analyze data to make informed decisions.</text:p>
            </text:list-item>
          </text:list>
        </text:list-item>
        <text:list-item>
          <text:p text:style-name="P4">Customer Support:</text:p>
          <text:list>
            <text:list-item>
              <text:p text:style-name="P4"><text:soft-page-break/>Admin should have access to customer support tools to assist with inquiries, complaints, and dispute resolution.</text:p>
            </text:list-item>
            <text:list-item>
              <text:p text:style-name="P4">Admin should be able to communicate with customers and drivers when necessary.</text:p>
            </text:list-item>
          </text:list>
        </text:list-item>
        <text:list-item>
          <text:p text:style-name="P4">Geolocation and Mapping:</text:p>
          <text:list>
            <text:list-item>
              <text:p text:style-name="P4">Admin should have access to geolocation and mapping tools to track the real-time location of drivers and users.</text:p>
            </text:list-item>
            <text:list-item>
              <text:p text:style-name="P4">Admin should be able to optimize routes and monitor driver and vehicle movements.</text:p>
            </text:list-item>
          </text:list>
        </text:list-item>
        <text:list-item>
          <text:p text:style-name="P4">Notification Management:</text:p>
          <text:list>
            <text:list-item>
              <text:p text:style-name="P4">Admin should be able to send important notifications to users and drivers, such as ride confirmations, updates, and alerts.</text:p>
            </text:list-item>
          </text:list>
        </text:list-item>
        <text:list-item>
          <text:p text:style-name="P4">Legal and Compliance:</text:p>
          <text:list>
            <text:list-item>
              <text:p text:style-name="P4">Admin should ensure the system complies with local and national regulations related to transportation services.</text:p>
            </text:list-item>
            <text:list-item>
              <text:p text:style-name="P4">Admin should handle legal matters, such as permits and licenses, as required.</text:p>
            </text:list-item>
          </text:list>
        </text:list-item>
        <text:list-item>
          <text:p text:style-name="P4">Security and Privacy:</text:p>
          <text:list>
            <text:list-item>
              <text:p text:style-name="P4">Admin should implement security measures to protect user data, transactions, and the system from security threats.</text:p>
            </text:list-item>
            <text:list-item>
              <text:p text:style-name="P4">Admin should ensure data privacy and compliance with data protection regulations.</text:p>
            </text:list-item>
          </text:list>
        </text:list-item>
        <text:list-item>
          <text:p text:style-name="P4">System Maintenance:</text:p>
          <text:list>
            <text:list-item>
              <text:p text:style-name="P4">Admin should be able to perform system maintenance tasks, including updates, backups, and troubleshooting.</text:p>
            </text:list-item>
          </text:list>
        </text:list-item>
      </text:list>
      <text:p text:style-name="Standard"><text:span text:style-name="T7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Standard" style:next-style-name="Standard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Cambria" style:font-family-complex="Cambria" style:font-family-generic-complex="roman" style:font-pitch-complex="variable" style:font-size-complex="10.5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20:07.376376964</meta:creation-date>
    <dc:date>2023-11-06T18:26:00.646661625</dc:date>
    <meta:editing-duration>PT5M54S</meta:editing-duration>
    <meta:editing-cycles>1</meta:editing-cycles>
    <meta:document-statistic meta:table-count="0" meta:image-count="0" meta:object-count="0" meta:page-count="2" meta:paragraph-count="39" meta:word-count="445" meta:character-count="2838" meta:non-whitespace-character-count="2468"/>
    <meta:generator>LibreOffice/7.5.6.2$Linux_X86_64 LibreOffice_project/50$Build-2</meta:generator>
  </office:meta>
</office:document-meta>
</file>